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66e" officeooo:paragraph-rsid="0009a66e"/>
    </style:style>
    <style:style style:name="P2" style:family="paragraph" style:parent-style-name="Standard">
      <style:text-properties officeooo:rsid="0009a66e" officeooo:paragraph-rsid="000a2db7"/>
    </style:style>
    <style:style style:name="P3" style:family="paragraph" style:parent-style-name="Standard">
      <style:text-properties officeooo:rsid="0009a66e" officeooo:paragraph-rsid="0014629c"/>
    </style:style>
    <style:style style:name="P4" style:family="paragraph" style:parent-style-name="Standard">
      <style:paragraph-properties fo:text-align="end" style:justify-single-word="false"/>
      <style:text-properties officeooo:rsid="0009a66e" officeooo:paragraph-rsid="0014629c"/>
    </style:style>
    <style:style style:name="P5" style:family="paragraph" style:parent-style-name="Standard">
      <style:text-properties officeooo:rsid="000a2db7" officeooo:paragraph-rsid="000a2db7"/>
    </style:style>
    <style:style style:name="P6" style:family="paragraph" style:parent-style-name="Standard">
      <style:text-properties officeooo:rsid="000a53b5" officeooo:paragraph-rsid="000a53b5"/>
    </style:style>
    <style:style style:name="P7" style:family="paragraph" style:parent-style-name="Standard">
      <style:text-properties officeooo:rsid="000a53b5" officeooo:paragraph-rsid="00122e7c"/>
    </style:style>
    <style:style style:name="P8" style:family="paragraph" style:parent-style-name="Standard">
      <style:text-properties officeooo:rsid="000a53b5" officeooo:paragraph-rsid="0013e699"/>
    </style:style>
    <style:style style:name="P9" style:family="paragraph" style:parent-style-name="Standard">
      <style:text-properties style:text-underline-style="solid" style:text-underline-width="auto" style:text-underline-color="font-color" officeooo:rsid="000c41fb" officeooo:paragraph-rsid="000c41fb"/>
    </style:style>
    <style:style style:name="P10" style:family="paragraph" style:parent-style-name="Standard">
      <style:text-properties style:text-underline-style="solid" style:text-underline-width="auto" style:text-underline-color="font-color" officeooo:rsid="00122e7c" officeooo:paragraph-rsid="00122e7c"/>
    </style:style>
    <style:style style:name="P11" style:family="paragraph" style:parent-style-name="Standard">
      <style:text-properties style:text-underline-style="solid" style:text-underline-width="auto" style:text-underline-color="font-color" officeooo:rsid="000a53b5" officeooo:paragraph-rsid="00122e7c"/>
    </style:style>
    <style:style style:name="P12" style:family="paragraph" style:parent-style-name="Standard">
      <style:text-properties style:text-underline-style="solid" style:text-underline-width="auto" style:text-underline-color="font-color" officeooo:rsid="000a53b5" officeooo:paragraph-rsid="0013e699"/>
    </style:style>
    <style:style style:name="P13" style:family="paragraph" style:parent-style-name="Standard">
      <style:text-properties style:text-underline-style="solid" style:text-underline-width="auto" style:text-underline-color="font-color" officeooo:rsid="0013e699" officeooo:paragraph-rsid="0013e699"/>
    </style:style>
    <style:style style:name="P14" style:family="paragraph" style:parent-style-name="Standard">
      <style:text-properties officeooo:rsid="000e01a4" officeooo:paragraph-rsid="000e01a4"/>
    </style:style>
    <style:style style:name="P15" style:family="paragraph" style:parent-style-name="Standard">
      <style:text-properties officeooo:rsid="000e01a4" officeooo:paragraph-rsid="00122e7c"/>
    </style:style>
    <style:style style:name="P16" style:family="paragraph" style:parent-style-name="Standard">
      <style:text-properties officeooo:rsid="0013e699" officeooo:paragraph-rsid="0013e699"/>
    </style:style>
    <style:style style:name="P17" style:family="paragraph" style:parent-style-name="Standard">
      <style:paragraph-properties fo:text-align="end" style:justify-single-word="false"/>
      <style:text-properties officeooo:rsid="0014629c" officeooo:paragraph-rsid="0014629c"/>
    </style:style>
    <style:style style:name="P18" style:family="paragraph" style:parent-style-name="Standard">
      <style:text-properties officeooo:rsid="0014629c" officeooo:paragraph-rsid="0014629c"/>
    </style:style>
    <style:style style:name="P19" style:family="paragraph" style:parent-style-name="Standard">
      <style:text-properties style:text-underline-style="none" officeooo:rsid="00122e7c" officeooo:paragraph-rsid="00122e7c"/>
    </style:style>
    <style:style style:name="P20" style:family="paragraph" style:parent-style-name="Standard">
      <style:text-properties style:text-underline-style="none" officeooo:rsid="0013e699" officeooo:paragraph-rsid="0013e699"/>
    </style:style>
    <style:style style:name="P21" style:family="paragraph" style:parent-style-name="Standard">
      <style:text-properties officeooo:rsid="000a53b5" officeooo:paragraph-rsid="0013e699"/>
    </style:style>
    <style:style style:name="P22" style:family="paragraph" style:parent-style-name="Standard">
      <style:text-properties officeooo:rsid="00170fd2" officeooo:paragraph-rsid="00170fd2"/>
    </style:style>
    <style:style style:name="P23" style:family="paragraph" style:parent-style-name="Standard">
      <style:text-properties officeooo:rsid="0017ba37" officeooo:paragraph-rsid="0017ba37"/>
    </style:style>
    <style:style style:name="T1" style:family="text">
      <style:text-properties officeooo:rsid="000a2db7"/>
    </style:style>
    <style:style style:name="T2" style:family="text">
      <style:text-properties officeooo:rsid="000e01a4"/>
    </style:style>
    <style:style style:name="T3" style:family="text">
      <style:text-properties officeooo:rsid="000fcc04"/>
    </style:style>
    <style:style style:name="T4" style:family="text">
      <style:text-properties officeooo:rsid="00122e7c"/>
    </style:style>
    <style:style style:name="T5" style:family="text">
      <style:text-properties officeooo:rsid="0013e699"/>
    </style:style>
    <style:style style:name="T6" style:family="text">
      <style:text-properties officeooo:rsid="0014629c"/>
    </style:style>
    <style:style style:name="T7" style:family="text">
      <style:text-properties officeooo:rsid="001658d6"/>
    </style:style>
    <style:style style:name="T8" style:family="text">
      <style:text-properties officeooo:rsid="0017ba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51"/><text:span text:style-name="T6">Databse Design Homework 2</text:span></text:p>
      <text:p text:style-name="P3"/>
      <text:p text:style-name="P4"><text:tab/><text:tab/><text:tab/><text:tab/><text:tab/><text:tab/><text:tab/><text:tab/><text:tab/><text:span text:style-name="T6">NAME: SRI HARSHA GANJA</text:span></text:p>
      <text:p text:style-name="P17">NETID: sxg151830</text:p>
      <text:p text:style-name="P3"/>
      <text:p text:style-name="P3"/>
      <text:p text:style-name="P3"/>
      <text:p text:style-name="P3">Create table BOOK(</text:p>
      <text:p text:style-name="P1"/>
      <text:p text:style-name="P1">Book_id <text:s/>integer <text:span text:style-name="T2">on DELETE CASCADE</text:span>,</text:p>
      <text:p text:style-name="P1">Title <text:s/>char(30),</text:p>
      <text:p text:style-name="P1">Published_name char(30),</text:p>
      <text:p text:style-name="P5">PRIMARY KEY(Book_id)</text:p>
      <text:p text:style-name="P1">);</text:p>
      <text:p text:style-name="P1"/>
      <text:p text:style-name="P1">Create table BOOK_AUTHORS(</text:p>
      <text:p text:style-name="P1">Book_id integer,</text:p>
      <text:p text:style-name="P1">Author_name char(30),</text:p>
      <text:p text:style-name="P5">PRIMARY KEY(Book_id,Author_name)</text:p>
      <text:p text:style-name="P1">);</text:p>
      <text:p text:style-name="P1"/>
      <text:p text:style-name="P1">Create table PUBLISHER(</text:p>
      <text:p text:style-name="P1">Name char(30),</text:p>
      <text:p text:style-name="P1">Address char(30),</text:p>
      <text:p text:style-name="P1">Phone integer,</text:p>
      <text:p text:style-name="P5">PRIMARY KEY(Name)</text:p>
      <text:p text:style-name="P1">);</text:p>
      <text:p text:style-name="P1"/>
      <text:p text:style-name="P1">Create table BOOK_COPIES(</text:p>
      <text:p text:style-name="P1">Book_id integer,</text:p>
      <text:p text:style-name="P1">Branch_id integer,</text:p>
      <text:p text:style-name="P1">No_of_copies <text:s/>integer,</text:p>
      <text:p text:style-name="P5">PRIMARY KEY(Book_id,Branch_id)</text:p>
      <text:p text:style-name="P1">);</text:p>
      <text:p text:style-name="P1"/>
      <text:p text:style-name="P2">Create table BOOK_<text:span text:style-name="T1">LOANS</text:span>(</text:p>
      <text:p text:style-name="P2">Book_id integer,</text:p>
      <text:p text:style-name="P2">Branch_id integer,</text:p>
      <text:p text:style-name="P2"><text:span text:style-name="T1">Card_no</text:span> <text:s/>integer,</text:p>
      <text:p text:style-name="P5">Date_out DATE,</text:p>
      <text:p text:style-name="P5">Due_date DATE,</text:p>
      <text:p text:style-name="P5">PRIMARY KEY(Book_id,Branch_id,Card_no)</text:p>
      <text:p text:style-name="P2">);</text:p>
      <text:p text:style-name="P2"/>
      <text:p text:style-name="P2">Create table <text:span text:style-name="T1">LIBRARY_BRANCH</text:span>(</text:p>
      <text:p text:style-name="P2">Branch_id integer,</text:p>
      <text:p text:style-name="P2">B<text:span text:style-name="T1">ranch_name char(30)</text:span>,</text:p>
      <text:p text:style-name="P5">Address char(30),</text:p>
      <text:p text:style-name="P5">PRIMARY KEY(Branch_id)</text:p>
      <text:p text:style-name="P2"><text:soft-page-break/>);</text:p>
      <text:p text:style-name="P2"/>
      <text:p text:style-name="P2">Create table <text:span text:style-name="T1">BORROWER</text:span>(</text:p>
      <text:p text:style-name="P2"><text:span text:style-name="T1">Card_no</text:span> <text:s/>integer,</text:p>
      <text:p text:style-name="P2"><text:span text:style-name="T1">Name char(30)</text:span>,</text:p>
      <text:p text:style-name="P5">Address char(30),</text:p>
      <text:p text:style-name="P5">Phone integer,</text:p>
      <text:p text:style-name="P5">PRIMARY KEY(Card_no)</text:p>
      <text:p text:style-name="P2">);</text:p>
      <text:p text:style-name="P2"/>
      <text:p text:style-name="P9">Book Constraints</text:p>
      <text:p text:style-name="P6">ALTER TABLE BOOK ADD CONSTRAINT fk<text:span text:style-name="T4">pub_name</text:span> FOREIGN KEY (Published_name) REFERENCES PUBLISHER(Name) <text:span text:style-name="T2">on DELETE set to NULL on UPDATE CASCADE</text:span></text:p>
      <text:p text:style-name="P6"/>
      <text:p text:style-name="P14">Reason :</text:p>
      <text:p text:style-name="P14">Here on DELETE on PUBLISHER , Name attribute , it will reflect back and set NULL the publisher name in Book(Foreign key ). <text:span text:style-name="T3">So, the data of other attribiutes in Book is retained. On using cascade , we might lose data. The tuples still retain there consistency on setting to NULL , because publisher_name is not Primar Key. More over , if we use other options apart from those, data will be inconsistent.</text:span></text:p>
      <text:p text:style-name="P18">We use on UPDATE CASCADE to retain the consistency of data <text:span text:style-name="T7">across other tables.</text:span></text:p>
      <text:p text:style-name="P6"/>
      <text:p text:style-name="P10">BOOK_AUTHOR Constraints</text:p>
      <text:p text:style-name="P7">ALTER TABLE <text:span text:style-name="T4">BOOK_AUTHORS</text:span> ADD CONSTRAINT <text:span text:style-name="T4">fkbook_id</text:span> FOREIGN KEY (<text:span text:style-name="T4">Book_id</text:span>) REFERENCES <text:span text:style-name="T4">BOOK_AUTHORS</text:span>(<text:span text:style-name="T4">Book_id</text:span>) <text:span text:style-name="T2">on DELETE CASCADE on UPDATE CASCADE</text:span></text:p>
      <text:p text:style-name="P11"/>
      <text:p text:style-name="P19">Reason:</text:p>
      <text:p text:style-name="P15">Here on DELETE on <text:span text:style-name="T4">BOOK</text:span> , <text:span text:style-name="T4">Book_id</text:span> attribute , it will reflect back and <text:span text:style-name="T4">delete</text:span> <text:span text:style-name="T4">entire matching row Book_id</text:span> <text:span text:style-name="T4">of </text:span>B<text:span text:style-name="T4">OOK_AUTHORS</text:span>(Foreign key ). <text:span text:style-name="T3">So, when a book id is deleted, all details of book are deleted. If we donot cascade and use other function Book_authors , part of primar_key may lose its significance. The same situation applies even to update , where updation on two tables is required.</text:span></text:p>
      <text:p text:style-name="P15"/>
      <text:p text:style-name="P10">BOOK_COPIES Constraints</text:p>
      <text:p text:style-name="P8">ALTER TABLE <text:span text:style-name="T4">BOOK_AUTHORS</text:span> ADD CONSTRAINT <text:span text:style-name="T4">fkbook_cpid</text:span> FOREIGN KEY (<text:span text:style-name="T4">Book_id</text:span>) REFERENCES <text:span text:style-name="T4">BOOK</text:span>(<text:span text:style-name="T4">Book_id</text:span>) <text:span text:style-name="T2">on DELETE CASCADE on UPDATE CASCADE</text:span></text:p>
      <text:p text:style-name="P12"/>
      <text:p text:style-name="P8">ALTER TABLE <text:span text:style-name="T4">BOOK_AUTHORS</text:span> ADD CONSTRAINT <text:span text:style-name="T4">fkbranch_id</text:span> FOREIGN KEY (<text:span text:style-name="T5">Branch_id</text:span>) REFERENCES <text:span text:style-name="T5">LIBRARY_BRANCH</text:span>(<text:span text:style-name="T5">Branch_id</text:span>) <text:span text:style-name="T2">on DELETE CASCADE on UPDATE CASCADE</text:span></text:p>
      <text:p text:style-name="P8"/>
      <text:p text:style-name="P16">Reason:</text:p>
      <text:p text:style-name="P16">Here on two cases i.e., foreign keys of Book_id and Branch_id of table BOOK_COPIES we cascade on delete to main consistency. If a book_id is deleted, <text:s/>or branch_id is deleted , there does not hold any meaning on which branch , <text:s/>a given Book , has how may copies. So , the appropriate action is CASCADE, the same applies to on UPDATE <text:s/>CASCADE. Book_id,Branch_id form a PRIMARY KEY, so they have to be updated, and no other actions are appropriate.</text:p>
      <text:p text:style-name="P16"/>
      <text:p text:style-name="P13">BOOK_LOANS Constraints</text:p>
      <text:p text:style-name="P8">ALTER TABLE <text:span text:style-name="T4">BOOK_LOANS</text:span> ADD CONSTRAINT <text:span text:style-name="T4">fkbook_loanid</text:span> FOREIGN KEY (<text:span text:style-name="T4">Book_id</text:span>) REFERENCES <text:span text:style-name="T4">BOOK</text:span>(<text:span text:style-name="T4">Book_id</text:span>) <text:span text:style-name="T2">on DELETE REJECT on UPDATE CASCADE</text:span></text:p>
      <text:p text:style-name="P12"/>
      <text:p text:style-name="P8"><text:soft-page-break/>ALTER TABLE <text:span text:style-name="T4">BOOK_LOANS</text:span> ADD CONSTRAINT <text:span text:style-name="T4">fkbranch_loanid</text:span> FOREIGN KEY (<text:span text:style-name="T4">Branch_id</text:span>) REFERENCES <text:span text:style-name="T5">LIBRARY_BRANCH</text:span>(<text:span text:style-name="T5">Branch_id</text:span>) <text:span text:style-name="T2">on DELETE REJECT on UPDATE CASCADE</text:span></text:p>
      <text:p text:style-name="P8"/>
      <text:p text:style-name="P8">ALTER TABLE <text:span text:style-name="T4">BOOK_LOANS</text:span> ADD CONSTRAINT <text:span text:style-name="T4">fkcardno_loanid</text:span> FOREIGN KEY (<text:span text:style-name="T5">Card_no</text:span>) REFERENCES <text:span text:style-name="T5">BORROWER</text:span>(<text:span text:style-name="T5">Card_no</text:span>) <text:span text:style-name="T2">on DELETE REJECT on UPDATE CASCADE</text:span></text:p>
      <text:p text:style-name="P12"/>
      <text:p text:style-name="P13">Reason:</text:p>
      <text:p text:style-name="P20"/>
      <text:p text:style-name="P22">Here for the attributes :Book_id,Branch_id,Card_no of table BOOK_LOANS, we should use on DELETE <text:span text:style-name="T8">REJECT for the foreign keys. It is because if a person has any pending LIBRARY loans left , they are to be cleared , before proceeding to delete his entries from loan list. So, we reject the deletion of corresonding referenced attributes as well.</text:span></text:p>
      <text:p text:style-name="P22"/>
      <text:p text:style-name="P23">For the same corresponding attributes ,we use on UPDATE CASCADE , so that the same updated information will be on the two tables. This ensures consistency among the table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22:44:48.297831254</meta:creation-date>
    <dc:date>2015-09-29T19:46:00.508210226</dc:date>
    <meta:editing-duration>PT1H20M1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68" meta:word-count="556" meta:character-count="3816" meta:non-whitespace-character-count="3260"/>
  </office:meta>
</office:document-meta>
</file>